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4.6cm" table:align="left"/>
    </style:style>
    <style:style style:name="Table1.A" style:family="table-column">
      <style:table-column-properties style:column-width="4.595cm"/>
    </style:style>
    <style:style style:name="Table1.B" style:family="table-column">
      <style:table-column-properties style:column-width="10.005cm"/>
    </style:style>
    <style:style style:name="Table1.A1" style:family="table-cell">
      <style:table-cell-properties fo:padding="0.049cm" fo:border-left="0.75pt solid #000000" fo:border-right="none" fo:border-top="0.75pt solid #000000" fo:border-bottom="0.75pt solid #000000" style:writing-mode="page"/>
    </style:style>
    <style:style style:name="Table1.B1" style:family="table-cell">
      <style:table-cell-properties fo:padding="0.049cm" fo:border="0.75pt solid #000000" style:writing-mode="page"/>
    </style:style>
    <style:style style:name="Table1.A2" style:family="table-cell">
      <style:table-cell-properties fo:padding="0.049cm" fo:border-left="0.75pt solid #000000" fo:border-right="none" fo:border-top="none" fo:border-bottom="0.75pt solid #000000" style:writing-mode="page"/>
    </style:style>
    <style:style style:name="Table1.B2" style:family="table-cell">
      <style:table-cell-properties fo:padding="0.049cm" fo:border-left="0.75pt solid #000000" fo:border-right="0.75pt solid #000000" fo:border-top="none" fo:border-bottom="0.75pt solid #000000" style:writing-mode="page"/>
    </style:style>
    <style:style style:name="P1" style:family="paragraph" style:parent-style-name="Footer">
      <style:text-properties officeooo:rsid="00196ad2" officeooo:paragraph-rsid="00196ad2"/>
    </style:style>
    <style:style style:name="P2" style:family="paragraph" style:parent-style-name="Standard">
      <style:paragraph-properties fo:text-align="end" style:justify-single-word="false"/>
      <style:text-properties officeooo:rsid="000e15d6" officeooo:paragraph-rsid="0006a4c8"/>
    </style:style>
    <style:style style:name="P3" style:family="paragraph" style:parent-style-name="Standard">
      <style:text-properties officeooo:rsid="000e15d6" officeooo:paragraph-rsid="0006a4c8"/>
    </style:style>
    <style:style style:name="P4" style:family="paragraph" style:parent-style-name="Standard">
      <style:paragraph-properties fo:break-before="page"/>
      <style:text-properties officeooo:rsid="000e15d6" officeooo:paragraph-rsid="0006a4c8"/>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c68e6" officeooo:paragraph-rsid="0006a4c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e15d6" officeooo:paragraph-rsid="0006a4c8"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829d1" officeooo:paragraph-rsid="000829d1"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aa981" officeooo:paragraph-rsid="000aa981"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22b6b" officeooo:paragraph-rsid="00122b6b"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8f45f" officeooo:paragraph-rsid="0008f45f"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2b545" officeooo:paragraph-rsid="0012b545" style:font-weight-asian="bold" style:font-weight-complex="bold"/>
    </style:style>
    <style:style style:name="P12" style:family="paragraph" style:parent-style-name="Standard">
      <style:text-properties officeooo:rsid="000c68e6" officeooo:paragraph-rsid="0006a4c8"/>
    </style:style>
    <style:style style:name="P13" style:family="paragraph" style:parent-style-name="Standard">
      <style:text-properties officeooo:rsid="000829d1" officeooo:paragraph-rsid="000829d1"/>
    </style:style>
    <style:style style:name="P14" style:family="paragraph" style:parent-style-name="Standard">
      <style:paragraph-properties fo:break-before="page"/>
      <style:text-properties officeooo:rsid="000829d1" officeooo:paragraph-rsid="000829d1"/>
    </style:style>
    <style:style style:name="P15" style:family="paragraph" style:parent-style-name="Standard">
      <style:text-properties officeooo:paragraph-rsid="000829d1"/>
    </style:style>
    <style:style style:name="P16" style:family="paragraph" style:parent-style-name="Standard">
      <style:text-properties officeooo:rsid="000aa981" officeooo:paragraph-rsid="000aa981"/>
    </style:style>
    <style:style style:name="P17" style:family="paragraph" style:parent-style-name="Standard">
      <style:text-properties officeooo:paragraph-rsid="000aa981"/>
    </style:style>
    <style:style style:name="P18" style:family="paragraph" style:parent-style-name="Standard">
      <style:text-properties officeooo:rsid="000ffeb1" officeooo:paragraph-rsid="000ffeb1"/>
    </style:style>
    <style:style style:name="P19" style:family="paragraph" style:parent-style-name="Standard">
      <style:text-properties officeooo:rsid="0008f45f" officeooo:paragraph-rsid="0008f45f"/>
    </style:style>
    <style:style style:name="P20" style:family="paragraph" style:parent-style-name="Standard">
      <style:text-properties officeooo:rsid="00122b6b" officeooo:paragraph-rsid="00122b6b"/>
    </style:style>
    <style:style style:name="P21" style:family="paragraph" style:parent-style-name="Standard">
      <style:text-properties style:text-underline-style="none" fo:font-weight="normal" officeooo:rsid="00122b6b" officeooo:paragraph-rsid="00122b6b" style:font-weight-asian="normal" style:font-weight-complex="normal"/>
    </style:style>
    <style:style style:name="P22" style:family="paragraph" style:parent-style-name="Standard">
      <style:text-properties style:text-underline-style="none" fo:font-weight="normal" officeooo:rsid="00162b39" officeooo:paragraph-rsid="00162b39" style:font-weight-asian="normal" style:font-weight-complex="normal"/>
    </style:style>
    <style:style style:name="P23" style:family="paragraph" style:parent-style-name="Standard">
      <style:text-properties style:text-underline-style="none" fo:font-weight="normal" officeooo:rsid="00196ad2" officeooo:paragraph-rsid="00196ad2" style:font-weight-asian="normal" style:font-weight-complex="normal"/>
    </style:style>
    <style:style style:name="P24" style:family="paragraph" style:parent-style-name="Standard">
      <style:text-properties officeooo:rsid="0014e43b" officeooo:paragraph-rsid="0014e43b"/>
    </style:style>
    <style:style style:name="P25" style:family="paragraph" style:parent-style-name="Standard">
      <style:text-properties officeooo:rsid="001573e1" officeooo:paragraph-rsid="001573e1"/>
    </style:style>
    <style:style style:name="P26" style:family="paragraph" style:parent-style-name="Standard">
      <style:text-properties fo:color="#000080" loext:opacity="100%" officeooo:rsid="001573e1" officeooo:paragraph-rsid="001573e1"/>
    </style:style>
    <style:style style:name="P27" style:family="paragraph" style:parent-style-name="Standard">
      <style:text-properties fo:color="#000080" loext:opacity="100%" officeooo:rsid="0014e43b" officeooo:paragraph-rsid="0014e43b"/>
    </style:style>
    <style:style style:name="P28" style:family="paragraph" style:parent-style-name="Standard">
      <style:text-properties fo:color="#000080" loext:opacity="100%" officeooo:rsid="0014e43b" officeooo:paragraph-rsid="001573e1"/>
    </style:style>
    <style:style style:name="P29" style:family="paragraph" style:parent-style-name="Standard">
      <style:text-properties fo:color="#000080" loext:opacity="100%" officeooo:rsid="0012b545" officeooo:paragraph-rsid="0012b545"/>
    </style:style>
    <style:style style:name="P30" style:family="paragraph" style:parent-style-name="Standard">
      <style:text-properties fo:color="#000080" loext:opacity="100%" officeooo:rsid="001497bf" officeooo:paragraph-rsid="001497bf"/>
    </style:style>
    <style:style style:name="P31" style:family="paragraph" style:parent-style-name="Standard">
      <style:text-properties fo:color="#000080" loext:opacity="100%" style:text-underline-style="none" fo:font-weight="normal" officeooo:rsid="00162b39" officeooo:paragraph-rsid="00162b39" style:font-weight-asian="normal" style:font-weight-complex="normal"/>
    </style:style>
    <style:style style:name="P32" style:family="paragraph" style:parent-style-name="Standard">
      <style:text-properties fo:color="#000080" loext:opacity="100%" style:text-underline-style="none" fo:font-weight="normal" officeooo:rsid="0012b545" officeooo:paragraph-rsid="00196ad2" style:font-weight-asian="normal" style:font-weight-complex="normal"/>
    </style:style>
    <style:style style:name="P33" style:family="paragraph" style:parent-style-name="Standard">
      <style:text-properties fo:color="#000080" loext:opacity="100%" style:text-underline-style="none" fo:font-weight="normal" officeooo:rsid="00196ad2" officeooo:paragraph-rsid="00196ad2" style:font-weight-asian="normal" style:font-weight-complex="normal"/>
    </style:style>
    <style:style style:name="P34" style:family="paragraph" style:parent-style-name="Standard">
      <style:text-properties fo:color="#000080" loext:opacity="100%" officeooo:rsid="00203fb9" officeooo:paragraph-rsid="00203fb9"/>
    </style:style>
    <style:style style:name="P35" style:family="paragraph" style:parent-style-name="Standard">
      <style:text-properties officeooo:rsid="001ac9a2" officeooo:paragraph-rsid="001ac9a2"/>
    </style:style>
    <style:style style:name="P36" style:family="paragraph" style:parent-style-name="Standard">
      <style:text-properties officeooo:rsid="001c308b" officeooo:paragraph-rsid="001c308b"/>
    </style:style>
    <style:style style:name="P37" style:family="paragraph" style:parent-style-name="Standard">
      <style:text-properties officeooo:rsid="001d415c" officeooo:paragraph-rsid="001d415c"/>
    </style:style>
    <style:style style:name="P38" style:family="paragraph" style:parent-style-name="Standard">
      <style:text-properties officeooo:rsid="001d8ac9" officeooo:paragraph-rsid="001d8ac9"/>
    </style:style>
    <style:style style:name="P39" style:family="paragraph" style:parent-style-name="Standard">
      <style:text-properties officeooo:rsid="001e87e9" officeooo:paragraph-rsid="001e87e9"/>
    </style:style>
    <style:style style:name="P40" style:family="paragraph" style:parent-style-name="Standard">
      <style:paragraph-properties fo:text-align="end" style:justify-single-word="false"/>
      <style:text-properties officeooo:rsid="000e15d6" officeooo:paragraph-rsid="0023936a"/>
    </style:style>
    <style:style style:name="P41" style:family="paragraph" style:parent-style-name="Standard">
      <style:text-properties officeooo:rsid="000e15d6" officeooo:paragraph-rsid="0006a4c8"/>
    </style:style>
    <style:style style:name="P42" style:family="paragraph" style:parent-style-name="Standard">
      <style:paragraph-properties fo:break-before="page"/>
      <style:text-properties officeooo:rsid="000e15d6" officeooo:paragraph-rsid="0006a4c8"/>
    </style:style>
    <style:style style:name="P43" style:family="paragraph" style:parent-style-name="Standard">
      <style:text-properties officeooo:rsid="00240199" officeooo:paragraph-rsid="00240199"/>
    </style:style>
    <style:style style:name="P44" style:family="paragraph" style:parent-style-name="Standard">
      <style:text-properties officeooo:rsid="000829d1" officeooo:paragraph-rsid="000829d1"/>
    </style:style>
    <style:style style:name="P45" style:family="paragraph" style:parent-style-name="Standard">
      <style:paragraph-properties fo:break-before="page"/>
      <style:text-properties officeooo:rsid="000829d1" officeooo:paragraph-rsid="000829d1"/>
    </style:style>
    <style:style style:name="P46" style:family="paragraph" style:parent-style-name="Standard">
      <style:text-properties officeooo:rsid="0025c5de" officeooo:paragraph-rsid="0025c5de"/>
    </style:style>
    <style:style style:name="P47" style:family="paragraph" style:parent-style-name="Standard">
      <style:text-properties officeooo:rsid="0025c5de" officeooo:paragraph-rsid="002c77b0"/>
    </style:style>
    <style:style style:name="P48" style:family="paragraph" style:parent-style-name="Standard">
      <style:text-properties officeooo:rsid="002629a0" officeooo:paragraph-rsid="002629a0"/>
    </style:style>
    <style:style style:name="P49" style:family="paragraph" style:parent-style-name="Standard">
      <style:text-properties officeooo:rsid="002ab0a8" officeooo:paragraph-rsid="002ab0a8"/>
    </style:style>
    <style:style style:name="P50" style:family="paragraph" style:parent-style-name="Standard">
      <style:text-properties officeooo:rsid="002bcd13" officeooo:paragraph-rsid="002bcd13"/>
    </style:style>
    <style:style style:name="P51" style:family="paragraph" style:parent-style-name="Standard">
      <style:text-properties officeooo:rsid="002c77b0" officeooo:paragraph-rsid="002c77b0"/>
    </style:style>
    <style:style style:name="P52" style:family="paragraph" style:parent-style-name="Standard">
      <style:text-properties fo:color="#000080" loext:opacity="100%" officeooo:rsid="002c77b0" officeooo:paragraph-rsid="002c77b0"/>
    </style:style>
    <style:style style:name="P53" style:family="paragraph" style:parent-style-name="Standard">
      <style:text-properties fo:color="#000080" loext:opacity="100%" officeooo:rsid="0025c5de" officeooo:paragraph-rsid="0025c5de"/>
    </style:style>
    <style:style style:name="P54" style:family="paragraph" style:parent-style-name="Standard">
      <style:text-properties fo:color="#000080" loext:opacity="100%" officeooo:rsid="0014e43b" officeooo:paragraph-rsid="002ebd19"/>
    </style:style>
    <style:style style:name="P55" style:family="paragraph" style:parent-style-name="Standard">
      <style:text-properties fo:color="#000080" loext:opacity="100%" officeooo:rsid="0014e43b" officeooo:paragraph-rsid="004145c6"/>
    </style:style>
    <style:style style:name="P56" style:family="paragraph" style:parent-style-name="Standard">
      <style:text-properties fo:color="#000080" loext:opacity="100%" officeooo:rsid="0014e43b" officeooo:paragraph-rsid="0042cbfb"/>
    </style:style>
    <style:style style:name="P57" style:family="paragraph" style:parent-style-name="Standard">
      <style:text-properties fo:color="#000080" loext:opacity="100%" officeooo:rsid="0014e43b" officeooo:paragraph-rsid="004597fd"/>
    </style:style>
    <style:style style:name="P58" style:family="paragraph" style:parent-style-name="Standard">
      <style:text-properties fo:color="#000080" loext:opacity="100%" officeooo:rsid="0014e43b" officeooo:paragraph-rsid="004db4a1"/>
    </style:style>
    <style:style style:name="P59" style:family="paragraph" style:parent-style-name="Standard">
      <style:text-properties fo:color="#000080" loext:opacity="100%" officeooo:rsid="0014e43b" officeooo:paragraph-rsid="005096a6"/>
    </style:style>
    <style:style style:name="P60" style:family="paragraph" style:parent-style-name="Standard">
      <style:text-properties fo:color="#000080" loext:opacity="100%" officeooo:rsid="0014e43b" officeooo:paragraph-rsid="005eeff7"/>
    </style:style>
    <style:style style:name="P61" style:family="paragraph" style:parent-style-name="Standard">
      <style:text-properties fo:color="#000080" loext:opacity="100%" officeooo:rsid="002d4913" officeooo:paragraph-rsid="002d4913"/>
    </style:style>
    <style:style style:name="P62" style:family="paragraph" style:parent-style-name="Standard">
      <style:text-properties fo:color="#000080" loext:opacity="100%" officeooo:rsid="002d4913" officeooo:paragraph-rsid="0042cbfb"/>
    </style:style>
    <style:style style:name="P63" style:family="paragraph" style:parent-style-name="Standard">
      <style:text-properties fo:color="#000080" loext:opacity="100%" officeooo:rsid="0030042a" officeooo:paragraph-rsid="0030042a"/>
    </style:style>
    <style:style style:name="P64" style:family="paragraph" style:parent-style-name="Standard">
      <style:text-properties fo:color="#000080" loext:opacity="100%" officeooo:rsid="002ebd19" officeooo:paragraph-rsid="002ebd19"/>
    </style:style>
    <style:style style:name="P65" style:family="paragraph" style:parent-style-name="Standard">
      <style:text-properties fo:color="#000080" loext:opacity="100%" officeooo:rsid="002ebd19" officeooo:paragraph-rsid="0042cbfb"/>
    </style:style>
    <style:style style:name="P66" style:family="paragraph" style:parent-style-name="Standard">
      <style:text-properties fo:color="#000080" loext:opacity="100%" officeooo:rsid="002ebd19" officeooo:paragraph-rsid="004597fd"/>
    </style:style>
    <style:style style:name="P67" style:family="paragraph" style:parent-style-name="Standard">
      <style:text-properties fo:color="#000080" loext:opacity="100%" officeooo:rsid="002ebd19" officeooo:paragraph-rsid="004db4a1"/>
    </style:style>
    <style:style style:name="P68" style:family="paragraph" style:parent-style-name="Standard">
      <style:text-properties fo:color="#000080" loext:opacity="100%" officeooo:rsid="002ebd19" officeooo:paragraph-rsid="005096a6"/>
    </style:style>
    <style:style style:name="P69" style:family="paragraph" style:parent-style-name="Standard">
      <style:text-properties fo:color="#000080" loext:opacity="100%" officeooo:rsid="004597fd" officeooo:paragraph-rsid="004597fd"/>
    </style:style>
    <style:style style:name="P70" style:family="paragraph" style:parent-style-name="Standard">
      <style:text-properties fo:color="#000080" loext:opacity="100%" officeooo:rsid="004597fd" officeooo:paragraph-rsid="004db4a1"/>
    </style:style>
    <style:style style:name="P71" style:family="paragraph" style:parent-style-name="Standard">
      <style:text-properties fo:color="#000080" loext:opacity="100%" officeooo:rsid="004597fd" officeooo:paragraph-rsid="005096a6"/>
    </style:style>
    <style:style style:name="P72" style:family="paragraph" style:parent-style-name="Standard">
      <style:text-properties fo:color="#000080" loext:opacity="100%" officeooo:rsid="004db4a1" officeooo:paragraph-rsid="004db4a1"/>
    </style:style>
    <style:style style:name="P73" style:family="paragraph" style:parent-style-name="Standard">
      <style:text-properties fo:color="#000080" loext:opacity="100%" officeooo:rsid="004db4a1" officeooo:paragraph-rsid="005096a6"/>
    </style:style>
    <style:style style:name="P74" style:family="paragraph" style:parent-style-name="Standard">
      <style:text-properties fo:color="#000080" loext:opacity="100%" officeooo:rsid="005096a6" officeooo:paragraph-rsid="005096a6"/>
    </style:style>
    <style:style style:name="P75" style:family="paragraph" style:parent-style-name="Standard">
      <style:text-properties fo:color="#000080" loext:opacity="100%" officeooo:rsid="0052a660" officeooo:paragraph-rsid="0052a660"/>
    </style:style>
    <style:style style:name="P76" style:family="paragraph" style:parent-style-name="Standard">
      <style:text-properties fo:color="#000080" loext:opacity="100%" officeooo:rsid="005387dc" officeooo:paragraph-rsid="005387dc"/>
    </style:style>
    <style:style style:name="P77" style:family="paragraph" style:parent-style-name="Standard">
      <style:text-properties fo:color="#000080" loext:opacity="100%" officeooo:rsid="00564d54" officeooo:paragraph-rsid="00564d54"/>
    </style:style>
    <style:style style:name="P78" style:family="paragraph" style:parent-style-name="Standard">
      <style:text-properties fo:color="#000080" loext:opacity="100%" officeooo:rsid="00599d3a" officeooo:paragraph-rsid="00599d3a"/>
    </style:style>
    <style:style style:name="P79" style:family="paragraph" style:parent-style-name="Standard">
      <style:text-properties fo:color="#000080" loext:opacity="100%" officeooo:rsid="005eeff7" officeooo:paragraph-rsid="005eeff7"/>
    </style:style>
    <style:style style:name="P80" style:family="paragraph" style:parent-style-name="Standard">
      <style:text-properties fo:color="#000080" loext:opacity="100%" officeooo:rsid="0060d1aa" officeooo:paragraph-rsid="0060d1aa"/>
    </style:style>
    <style:style style:name="P81" style:family="paragraph" style:parent-style-name="Standard">
      <style:paragraph-properties fo:break-before="page"/>
      <style:text-properties fo:color="#000080" loext:opacity="100%" officeooo:rsid="0060d1aa" officeooo:paragraph-rsid="0060d1aa"/>
    </style:style>
    <style:style style:name="P82" style:family="paragraph" style:parent-style-name="Standard">
      <style:text-properties fo:color="#000080" loext:opacity="100%" officeooo:rsid="0063bdab" officeooo:paragraph-rsid="0063bdab"/>
    </style:style>
    <style:style style:name="P83" style:family="paragraph" style:parent-style-name="Standard">
      <style:text-properties fo:color="#000080" loext:opacity="100%" officeooo:rsid="0063c17f" officeooo:paragraph-rsid="0063c17f"/>
    </style:style>
    <style:style style:name="P84" style:family="paragraph" style:parent-style-name="Standard">
      <style:text-properties fo:color="#000080" loext:opacity="100%" officeooo:rsid="006531b9" officeooo:paragraph-rsid="006531b9"/>
    </style:style>
    <style:style style:name="P85" style:family="paragraph" style:parent-style-name="Standard">
      <style:text-properties fo:color="#000080" loext:opacity="100%" officeooo:rsid="006531b9" officeooo:paragraph-rsid="006558f3"/>
    </style:style>
    <style:style style:name="P86" style:family="paragraph" style:parent-style-name="Standard">
      <style:text-properties fo:color="#000080" loext:opacity="100%" officeooo:rsid="0068381c" officeooo:paragraph-rsid="0068381c"/>
    </style:style>
    <style:style style:name="P87" style:family="paragraph" style:parent-style-name="Standard">
      <style:text-properties fo:color="#000080" loext:opacity="100%" officeooo:rsid="006b8b22" officeooo:paragraph-rsid="006b8b22"/>
    </style:style>
    <style:style style:name="P88" style:family="paragraph" style:parent-style-name="Standard">
      <style:text-properties fo:color="#000080" loext:opacity="100%" officeooo:rsid="006b8b22" officeooo:paragraph-rsid="006c40bf"/>
    </style:style>
    <style:style style:name="P89" style:family="paragraph" style:parent-style-name="Standard">
      <style:text-properties fo:color="#000080" loext:opacity="100%" officeooo:rsid="006f354f" officeooo:paragraph-rsid="006f354f"/>
    </style:style>
    <style:style style:name="P90" style:family="paragraph" style:parent-style-name="Standard">
      <style:text-properties officeooo:rsid="002cca4e" officeooo:paragraph-rsid="002cca4e"/>
    </style:style>
    <style:style style:name="P91" style:family="paragraph" style:parent-style-name="Standard">
      <style:text-properties officeooo:rsid="002d4913" officeooo:paragraph-rsid="002d4913"/>
    </style:style>
    <style:style style:name="P92" style:family="paragraph" style:parent-style-name="Standard">
      <style:text-properties officeooo:rsid="0032914d" officeooo:paragraph-rsid="0032914d"/>
    </style:style>
    <style:style style:name="P93" style:family="paragraph" style:parent-style-name="Standard">
      <style:paragraph-properties fo:break-before="page"/>
      <style:text-properties style:text-underline-style="solid" style:text-underline-width="auto" style:text-underline-color="font-color" fo:font-weight="bold" officeooo:rsid="0032914d" officeooo:paragraph-rsid="0032914d" style:font-weight-asian="bold" style:font-weight-complex="bold"/>
    </style:style>
    <style:style style:name="P94" style:family="paragraph" style:parent-style-name="Standard">
      <style:text-properties officeooo:rsid="0037ebe7" officeooo:paragraph-rsid="0037ebe7"/>
    </style:style>
    <style:style style:name="P95" style:family="paragraph" style:parent-style-name="Standard">
      <style:text-properties officeooo:rsid="0039cb0e" officeooo:paragraph-rsid="0039cb0e"/>
    </style:style>
    <style:style style:name="P96" style:family="paragraph" style:parent-style-name="Standard">
      <style:text-properties officeooo:rsid="003b9578" officeooo:paragraph-rsid="003b9578"/>
    </style:style>
    <style:style style:name="P97" style:family="paragraph" style:parent-style-name="Standard">
      <style:text-properties officeooo:rsid="003d315b" officeooo:paragraph-rsid="003d315b"/>
    </style:style>
    <style:style style:name="P98" style:family="paragraph" style:parent-style-name="Standard">
      <style:text-properties officeooo:rsid="0040000b" officeooo:paragraph-rsid="0040000b"/>
    </style:style>
    <style:style style:name="P99" style:family="paragraph" style:parent-style-name="Standard">
      <style:text-properties officeooo:rsid="004145c6" officeooo:paragraph-rsid="0042cbfb"/>
    </style:style>
    <style:style style:name="P100" style:family="paragraph" style:parent-style-name="Standard">
      <style:text-properties style:use-window-font-color="true" loext:opacity="0%" officeooo:rsid="004597fd" officeooo:paragraph-rsid="004597fd"/>
    </style:style>
    <style:style style:name="P101" style:family="paragraph" style:parent-style-name="Standard">
      <style:text-properties style:use-window-font-color="true" loext:opacity="0%" officeooo:rsid="00479319" officeooo:paragraph-rsid="00479319"/>
    </style:style>
    <style:style style:name="P102" style:family="paragraph" style:parent-style-name="Standard">
      <style:text-properties style:use-window-font-color="true" loext:opacity="0%" officeooo:rsid="004a6810" officeooo:paragraph-rsid="004a6810"/>
    </style:style>
    <style:style style:name="P103" style:family="paragraph" style:parent-style-name="Standard">
      <style:text-properties style:use-window-font-color="true" loext:opacity="0%" officeooo:rsid="004db4a1" officeooo:paragraph-rsid="004db4a1"/>
    </style:style>
    <style:style style:name="P104" style:family="paragraph" style:parent-style-name="Standard">
      <style:text-properties style:use-window-font-color="true" loext:opacity="0%" officeooo:rsid="004db4a1" officeooo:paragraph-rsid="005096a6"/>
    </style:style>
    <style:style style:name="P105" style:family="paragraph" style:parent-style-name="Standard">
      <style:text-properties style:use-window-font-color="true" loext:opacity="0%" officeooo:rsid="0052a660" officeooo:paragraph-rsid="0052a660"/>
    </style:style>
    <style:style style:name="P106" style:family="paragraph" style:parent-style-name="Standard">
      <style:text-properties style:use-window-font-color="true" loext:opacity="0%" officeooo:rsid="005387dc" officeooo:paragraph-rsid="005387dc"/>
    </style:style>
    <style:style style:name="P107" style:family="paragraph" style:parent-style-name="Standard">
      <style:text-properties style:use-window-font-color="true" loext:opacity="0%" officeooo:rsid="00564d54" officeooo:paragraph-rsid="00564d54"/>
    </style:style>
    <style:style style:name="P108" style:family="paragraph" style:parent-style-name="Standard">
      <style:text-properties style:use-window-font-color="true" loext:opacity="0%" officeooo:rsid="00599d3a" officeooo:paragraph-rsid="00599d3a"/>
    </style:style>
    <style:style style:name="P109" style:family="paragraph" style:parent-style-name="Standard">
      <style:text-properties style:use-window-font-color="true" loext:opacity="0%" officeooo:rsid="005cf1ce" officeooo:paragraph-rsid="005cf1ce"/>
    </style:style>
    <style:style style:name="P110" style:family="paragraph" style:parent-style-name="Standard">
      <style:text-properties style:use-window-font-color="true" loext:opacity="0%" officeooo:rsid="005eeff7" officeooo:paragraph-rsid="005eeff7"/>
    </style:style>
    <style:style style:name="P111" style:family="paragraph" style:parent-style-name="Standard">
      <style:text-properties style:use-window-font-color="true" loext:opacity="0%" officeooo:rsid="0060d1aa" officeooo:paragraph-rsid="0060d1aa"/>
    </style:style>
    <style:style style:name="P112" style:family="paragraph" style:parent-style-name="Standard">
      <style:text-properties style:use-window-font-color="true" loext:opacity="0%" officeooo:rsid="0063bdab" officeooo:paragraph-rsid="0063bdab"/>
    </style:style>
    <style:style style:name="P113" style:family="paragraph" style:parent-style-name="Standard">
      <style:text-properties style:use-window-font-color="true" loext:opacity="0%" officeooo:rsid="00625ab2" officeooo:paragraph-rsid="00625ab2"/>
    </style:style>
    <style:style style:name="P114" style:family="paragraph" style:parent-style-name="Standard">
      <style:text-properties style:use-window-font-color="true" loext:opacity="0%" officeooo:rsid="0068381c" officeooo:paragraph-rsid="0068381c"/>
    </style:style>
    <style:style style:name="P115" style:family="paragraph" style:parent-style-name="Standard">
      <style:text-properties style:use-window-font-color="true" loext:opacity="0%" officeooo:rsid="006b8b22" officeooo:paragraph-rsid="006b8b22"/>
    </style:style>
    <style:style style:name="P116" style:family="paragraph" style:parent-style-name="Standard">
      <style:text-properties style:use-window-font-color="true" loext:opacity="0%" officeooo:rsid="006b8b22" officeooo:paragraph-rsid="006c40bf"/>
    </style:style>
    <style:style style:name="P117" style:family="paragraph" style:parent-style-name="Standard">
      <style:text-properties style:use-window-font-color="true" loext:opacity="0%" officeooo:rsid="006dcad5" officeooo:paragraph-rsid="006dcad5"/>
    </style:style>
    <style:style style:name="P118" style:family="paragraph" style:parent-style-name="Standard">
      <style:text-properties style:use-window-font-color="true" loext:opacity="0%" officeooo:rsid="006f354f" officeooo:paragraph-rsid="006f354f"/>
    </style:style>
    <style:style style:name="P119" style:family="paragraph" style:parent-style-name="Standard">
      <style:text-properties officeooo:rsid="004c4a17" officeooo:paragraph-rsid="004c4a17"/>
    </style:style>
    <style:style style:name="P120" style:family="paragraph" style:parent-style-name="Standard">
      <style:text-properties officeooo:rsid="006dcad5" officeooo:paragraph-rsid="006dcad5"/>
    </style:style>
    <style:style style:name="P121" style:family="paragraph" style:parent-style-name="Table_20_Contents">
      <style:text-properties officeooo:rsid="002629a0" officeooo:paragraph-rsid="002629a0"/>
    </style:style>
    <style:style style:name="P122" style:family="paragraph" style:parent-style-name="Table_20_Contents">
      <style:text-properties officeooo:rsid="002922f3" officeooo:paragraph-rsid="002922f3"/>
    </style:style>
    <style:style style:name="P123" style:family="paragraph" style:parent-style-name="Table_20_Contents">
      <style:text-properties officeooo:rsid="002922f3" officeooo:paragraph-rsid="0029e276"/>
    </style:style>
    <style:style style:name="P124" style:family="paragraph" style:parent-style-name="Table_20_Heading">
      <style:text-properties officeooo:rsid="002629a0" officeooo:paragraph-rsid="002629a0"/>
    </style:style>
    <style:style style:name="T1" style:family="text">
      <style:text-properties officeooo:rsid="0006a4c8"/>
    </style:style>
    <style:style style:name="T2" style:family="text">
      <style:text-properties officeooo:rsid="000829d1"/>
    </style:style>
    <style:style style:name="T3" style:family="text">
      <style:text-properties officeooo:rsid="000aa981"/>
    </style:style>
    <style:style style:name="T4" style:family="text">
      <style:text-properties officeooo:rsid="000c69fa"/>
    </style:style>
    <style:style style:name="T5" style:family="text">
      <style:text-properties officeooo:rsid="000e2383"/>
    </style:style>
    <style:style style:name="T6" style:family="text">
      <style:text-properties officeooo:rsid="0010c720"/>
    </style:style>
    <style:style style:name="T7" style:family="text">
      <style:text-properties officeooo:rsid="001497bf"/>
    </style:style>
    <style:style style:name="T8" style:family="text">
      <style:text-properties officeooo:rsid="00196ad2"/>
    </style:style>
    <style:style style:name="T9" style:family="text">
      <style:text-properties fo:color="#000080" loext:opacity="100%"/>
    </style:style>
    <style:style style:name="T10" style:family="text">
      <style:text-properties fo:color="#000080" loext:opacity="100%" officeooo:rsid="0012b545"/>
    </style:style>
    <style:style style:name="T11" style:family="text">
      <style:text-properties fo:color="#000080" loext:opacity="100%" officeooo:rsid="002c77b0"/>
    </style:style>
    <style:style style:name="T12" style:family="text">
      <style:text-properties officeooo:rsid="001de6aa"/>
    </style:style>
    <style:style style:name="T13" style:family="text">
      <style:text-properties officeooo:rsid="001dfa67"/>
    </style:style>
    <style:style style:name="T14" style:family="text">
      <style:text-properties officeooo:rsid="00203fb9"/>
    </style:style>
    <style:style style:name="T15" style:family="text">
      <style:text-properties officeooo:rsid="002922f3"/>
    </style:style>
    <style:style style:name="T16" style:family="text">
      <style:text-properties officeooo:rsid="0029e276"/>
    </style:style>
    <style:style style:name="T17" style:family="text">
      <style:text-properties officeooo:rsid="002c77b0"/>
    </style:style>
    <style:style style:name="T18" style:family="text">
      <style:text-properties officeooo:rsid="002c9f6d"/>
    </style:style>
    <style:style style:name="T19" style:family="text">
      <style:text-properties officeooo:rsid="002d20a7"/>
    </style:style>
    <style:style style:name="T20" style:family="text">
      <style:text-properties officeooo:rsid="002d4913"/>
    </style:style>
    <style:style style:name="T21" style:family="text">
      <style:text-properties officeooo:rsid="002fce90"/>
    </style:style>
    <style:style style:name="T22" style:family="text">
      <style:text-properties officeooo:rsid="0030042a"/>
    </style:style>
    <style:style style:name="T23" style:family="text">
      <style:text-properties officeooo:rsid="0030ae3c"/>
    </style:style>
    <style:style style:name="T24" style:family="text">
      <style:text-properties officeooo:rsid="003471b7"/>
    </style:style>
    <style:style style:name="T25" style:family="text">
      <style:text-properties officeooo:rsid="0035e681"/>
    </style:style>
    <style:style style:name="T26" style:family="text">
      <style:text-properties officeooo:rsid="003ee1fc"/>
    </style:style>
    <style:style style:name="T27" style:family="text">
      <style:text-properties officeooo:rsid="004145c6"/>
    </style:style>
    <style:style style:name="T28" style:family="text">
      <style:text-properties officeooo:rsid="00449272"/>
    </style:style>
    <style:style style:name="T29" style:family="text">
      <style:text-properties officeooo:rsid="0048ba46"/>
    </style:style>
    <style:style style:name="T30" style:family="text">
      <style:text-properties officeooo:rsid="004db4a1"/>
    </style:style>
    <style:style style:name="T31" style:family="text">
      <style:text-properties officeooo:rsid="005096a6"/>
    </style:style>
    <style:style style:name="T32" style:family="text">
      <style:text-properties officeooo:rsid="00517ed9"/>
    </style:style>
    <style:style style:name="T33" style:family="text">
      <style:text-properties officeooo:rsid="005af675"/>
    </style:style>
    <style:style style:name="T34" style:family="text">
      <style:text-properties officeooo:rsid="005eeff7"/>
    </style:style>
    <style:style style:name="T35" style:family="text">
      <style:text-properties officeooo:rsid="0063bdab"/>
    </style:style>
    <style:style style:name="T36" style:family="text">
      <style:text-properties officeooo:rsid="0014e43b"/>
    </style:style>
    <style:style style:name="T37" style:family="text">
      <style:text-properties officeooo:rsid="006c40bf"/>
    </style:style>
    <style:style style:name="T38" style:family="text">
      <style:text-properties officeooo:rsid="006f7d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4">04</text:span>-May-2025 20:<text:span text:style-name="T4">30</text:span></text:p>
      <text:p text:style-name="P2">John Braddock</text:p>
      <text:p text:style-name="P5"><text:span text:style-name="T1">RDB</text:span> summary</text:p>
      <text:p text:style-name="P12"/>
      <text:p text:style-name="P6">Intro</text:p>
      <text:p text:style-name="P3">A summary of <text:span text:style-name="T1">RDB SQL mainly for app developers.</text:span></text:p>
      <text:p text:style-name="P3"/>
      <text:p text:style-name="P38">Note that Oracle-Rdb is <text:s/>different product to Oracle-database.</text:p>
      <text:p text:style-name="P3"/>
      <text:p text:style-name="P8">Online SQL</text:p>
      <text:p text:style-name="P3"/>
      <text:p text:style-name="P16">This runs SQL interactively.</text:p>
      <text:p text:style-name="P16"/>
      <text:p text:style-name="P16">Invo<text:span text:style-name="T5">k</text:span>e by the command:</text:p>
      <text:p text:style-name="P16">$<text:span text:style-name="T5">SQL</text:span></text:p>
      <text:p text:style-name="P16"/>
      <text:p text:style-name="P16">The first entr<text:span text:style-name="T6">ies</text:span> should always be:</text:p>
      <text:p text:style-name="P17"><text:span text:style-name="T3">SQL&gt;</text:span>DECLARE TRANSACTION READ ONLY NOWAIT;</text:p>
      <text:p text:style-name="P3"/>
      <text:p text:style-name="P18">SQL&gt;SET VERIFY;</text:p>
      <text:p text:style-name="P18"/>
      <text:p text:style-name="P18"/>
      <text:p text:style-name="P16">this prevents unintentional updates that may take a long time to roll back.</text:p>
      <text:p text:style-name="P16"/>
      <text:p text:style-name="P3"/>
      <text:p text:style-name="P7">Precompiled SQL</text:p>
      <text:p text:style-name="P39">SQL statements are declared and embedded in the COBOL source file called an SCO file.</text:p>
      <text:p text:style-name="P39"/>
      <text:p text:style-name="P39">$SQL$PRE mypgm.sco <text:s text:c="2"/>to generate a mypgm.cob</text:p>
      <text:p text:style-name="P39">$COB mypgm.cob</text:p>
      <text:p text:style-name="P39">then link and run as usual</text:p>
      <text:p text:style-name="P4"/>
      <text:p text:style-name="P7">SQL Modules</text:p>
      <text:p text:style-name="P3"/>
      <text:p text:style-name="P21">Modular SQL is a collection of SQL routines in a single file that are compiled <text:span text:style-name="T12">into an object file of callable routines </text:span>and may be linked with other object files.</text:p>
      <text:p text:style-name="P21"/>
      <text:p text:style-name="P22">Example:</text:p>
      <text:p text:style-name="P22">In file mymod01.sqlmod</text:p>
      <text:p text:style-name="P31">MODULE mymod01_SQL</text:p>
      <text:p text:style-name="P31">LANGUAGE COBOL</text:p>
      <text:p text:style-name="P31">AUTHORIZATION me_db1</text:p>
      <text:p text:style-name="P31">DECLARE EXTERNAL me_db1 SCHEMA AUTHORIZATION FOR FILENAME my_database</text:p>
      <text:p text:style-name="P31"/>
      <text:p text:style-name="P31">PROCEDURE myapp_ss_mytable</text:p>
      <text:p text:style-name="P31">SQLCA</text:p>
      <text:p text:style-name="P23"><text:span text:style-name="T10"><text:s/>:</text:span>my_key<text:tab/><text:tab/>CHAR(12)</text:p>
      <text:p text:style-name="P32">:<text:span text:style-name="T8">my_data<text:tab/><text:tab/>CHAR(100)</text:span></text:p>
      <text:p text:style-name="P32">:<text:span text:style-name="T8">my_balance<text:tab/>SMALLINT</text:span></text:p>
      <text:p text:style-name="P32">:<text:span text:style-name="T8">rec_tmstamp<text:tab/>DATE</text:span></text:p>
      <text:p text:style-name="P33">SELECT</text:p>
      <text:p text:style-name="P33"><text:tab/>my_key</text:p>
      <text:p text:style-name="P33"><text:tab/>my_data</text:p>
      <text:p text:style-name="P33"><text:tab/>my_balance</text:p>
      <text:p text:style-name="P33"><text:tab/>rec_tmstamp</text:p>
      <text:p text:style-name="P33">INTO</text:p>
      <text:p text:style-name="P33"><text:tab/>:my_key</text:p>
      <text:p text:style-name="P33"><text:tab/>:my_data</text:p>
      <text:p text:style-name="P33"><text:tab/>:my_balance</text:p>
      <text:p text:style-name="P33"><text:tab/>:rec_tmstamp</text:p>
      <text:p text:style-name="P33">FROM <text:s text:c="6"/>mytbl01</text:p>
      <text:p text:style-name="P33">WHERE <text:s text:c="3"/>my_key = :my_key</text:p>
      <text:p text:style-name="P33"><text:tab/>;</text:p>
      <text:p text:style-name="P21"/>
      <text:p text:style-name="P3"/>
      <text:p text:style-name="P35">This file may contain many other routines.</text:p>
      <text:p text:style-name="P35">Compile as follows:</text:p>
      <text:p text:style-name="P35">$SQL<text:span text:style-name="T13">$</text:span>MOD mymod01.sqlmod</text:p>
      <text:p text:style-name="P36">this creates an object file that can be inserted into an object library and linked to a cobol calling program.</text:p>
      <text:p text:style-name="P36"/>
      <text:p text:style-name="P49">The calling program must copy SQLCA into WS.</text:p>
      <text:p text:style-name="P49"/>
      <text:p text:style-name="P50">The calling program must also have Rdb$MESSAGE_VECTOR EXTERNAL in WS.</text:p>
      <text:p text:style-name="P3"/>
      <text:p text:style-name="P50">SYS$GETMSG can then be called to discover the meaning of errors.</text:p>
      <text:p text:style-name="P3"/>
      <text:p text:style-name="P7">Dynamic SQL</text:p>
      <text:p text:style-name="P37">The SQL statements are strung into a PIC X(1000) field (for example).</text:p>
      <text:p text:style-name="P37">Then PREPARED.</text:p>
      <text:p text:style-name="P37"/>
      <text:p text:style-name="P37"><text:soft-page-break/></text:p>
      <text:p text:style-name="P3"/>
      <text:p text:style-name="P3"/>
      <text:p text:style-name="P4"/>
      <text:p text:style-name="P7">Scripts <text:span text:style-name="T21">(PL/SQL scripts)</text:span></text:p>
      <text:p text:style-name="P43">These are text files containing SQL statements. Invoke via:</text:p>
      <text:p text:style-name="P43">$SQL @script01.SQL</text:p>
      <text:p text:style-name="P43"/>
      <text:p text:style-name="P43"/>
      <text:p text:style-name="P43">Scripts can contain standard SQL statements such as SELECT, iNSERT, UODATE, DELETE and it is possible to test SQLCODE and the value of fields returned by SQL statements in order to control processing within the file.</text:p>
      <text:p text:style-name="P43"><text:s/></text:p>
      <text:p text:style-name="P3"/>
      <text:p text:style-name="P3"/>
      <text:p text:style-name="P7">Stored Procedures <text:span text:style-name="T19">(PL/SQL procedures)</text:span></text:p>
      <text:p text:style-name="P13"/>
      <text:p text:style-name="P90">These are SQL subroutines stored in the database.</text:p>
      <text:p text:style-name="P13"/>
      <text:p text:style-name="P92">They can be created in Oracle SQL Developer.</text:p>
      <text:p text:style-name="P13"/>
      <text:p text:style-name="P61">CREATE <text:span text:style-name="T22">OR REPLACE </text:span>PROCEDURE prc_name <text:span text:style-name="T22">{</text:span></text:p>
      <text:p text:style-name="P63"><text:tab/>IN p_cust_id CHAR(12)</text:p>
      <text:p text:style-name="P63"><text:s text:c="13"/>}</text:p>
      <text:p text:style-name="P61"><text:s text:c="11"/>IS</text:p>
      <text:p text:style-name="P61"><text:tab/><text:span text:style-name="T22">r_cust_name <text:s text:c="5"/>cust_tbl%ROWTYPE;</text:span></text:p>
      <text:p text:style-name="P63"/>
      <text:p text:style-name="P61"><text:s text:c="5"/>BEGIN</text:p>
      <text:p text:style-name="P61"><text:tab/><text:span text:style-name="T22">SELECT c.cust_name</text:span></text:p>
      <text:p text:style-name="P61"><text:tab/> <text:s text:c="4"/><text:span text:style-name="T22">INTO r_cust_name</text:span></text:p>
      <text:p text:style-name="P61"><text:s text:c="23"/><text:span text:style-name="T22">FROM cust_tbl c</text:span></text:p>
      <text:p text:style-name="P61"><text:tab/> <text:s text:c="2"/><text:span text:style-name="T22">WHERE c.cust_id = p_cust_id</text:span></text:p>
      <text:p text:style-name="P61"><text:tab/>;</text:p>
      <text:p text:style-name="P64"><text:s text:c="5"/>EXCEPTION</text:p>
      <text:p text:style-name="P64"><text:tab/><text:span text:style-name="T23">WHEN OTHERS THEN</text:span></text:p>
      <text:p text:style-name="P64"><text:tab/><text:tab/><text:span text:style-name="T23">dbms_output.put_line( SQLERRM );</text:span></text:p>
      <text:p text:style-name="P54"><text:s text:c="2"/>E<text:span text:style-name="T20">ND</text:span></text:p>
      <text:p text:style-name="P91"/>
      <text:p text:style-name="P91"/>
      <text:p text:style-name="P120">To run a procedure:</text:p>
      <text:p text:style-name="P120"/>
      <text:p text:style-name="P117">EXEC procedure_name( args);</text:p>
      <text:p text:style-name="P55"/>
      <text:p text:style-name="P55"/>
      <text:p text:style-name="P118">T<text:span text:style-name="T38">o</text:span> return results use:</text:p>
      <text:p text:style-name="P89">dbms_sql_return_result(c_customers);</text:p>
      <text:p text:style-name="P55"/>
      <text:p text:style-name="P10">External functions</text:p>
      <text:p text:style-name="P19"/>
      <text:p text:style-name="P21"/>
      <text:p text:style-name="P21"/>
      <text:p text:style-name="P20"/>
      <text:p text:style-name="P13"/>
      <text:p text:style-name="P14"/>
      <text:p text:style-name="P9">Cursors</text:p>
      <text:p text:style-name="P46">Used for returning records from an SQL statement that can return more than ne result.</text:p>
      <text:p text:style-name="P46"/>
      <text:p text:style-name="P46">The general processing is:</text:p>
      <text:p text:style-name="P46"/>
      <text:p text:style-name="P51">at top of module file:</text:p>
      <text:p text:style-name="P52">DECLARE csr_nm CURSOR FOR</text:p>
      <text:p text:style-name="P52"><text:s text:c="4"/>SELECT …..</text:p>
      <text:p text:style-name="P53"/>
      <text:p text:style-name="P53">OPEN <text:span text:style-name="T17">csr_nm</text:span></text:p>
      <text:p text:style-name="P53"/>
      <text:p text:style-name="P47"><text:span text:style-name="T9">FETCH </text:span><text:span text:style-name="T11">csr_nm</text:span><text:span text:style-name="T9"> </text:span></text:p>
      <text:p text:style-name="P47"><text:span text:style-name="T9"><text:s text:c="5"/></text:span><text:span text:style-name="T11">INTO ….. </text:span><text:s/>records repeatedly until last record is returned <text:span text:style-name="T18">(SQLCODE=100)</text:span>.</text:p>
      <text:p text:style-name="P46"/>
      <text:p text:style-name="P53">CLOSE <text:span text:style-name="T17">csr_nm</text:span></text:p>
      <text:p text:style-name="P13"/>
      <text:p text:style-name="P14"/>
      <text:p text:style-name="P11">To create a database</text:p>
      <text:p text:style-name="P29">CREATE SCHEMA FILENAME <text:s/>schema_name;</text:p>
      <text:p text:style-name="P29">!</text:p>
      <text:p text:style-name="P29">!<text:span text:style-name="T14">option for creating database columns for commonly used fields.</text:span></text:p>
      <text:p text:style-name="P34">CREATE DOMAIN my_key <text:s/>CHAR(12);</text:p>
      <text:p text:style-name="P29">!</text:p>
      <text:p text:style-name="P29">CREATE TABLE mytable01</text:p>
      <text:p text:style-name="P29">( <text:s/>my_key<text:tab/><text:tab/>CHAR(12)</text:p>
      <text:p text:style-name="P29">, <text:s/>my_data<text:tab/><text:tab/>CHAR(100)</text:p>
      <text:p text:style-name="P29">, <text:s/><text:span text:style-name="T7">my_balance<text:tab/>SMALLINT</text:span></text:p>
      <text:p text:style-name="P29">, <text:s/>rec_tmstamp<text:tab/>DATE</text:p>
      <text:p text:style-name="P29">)</text:p>
      <text:p text:style-name="P29">;</text:p>
      <text:p text:style-name="P29"/>
      <text:p text:style-name="P30">CREATE UNIQUE INDEX my_idx_1</text:p>
      <text:p text:style-name="P30"><text:tab/>ON mytable01</text:p>
      <text:p text:style-name="P30"><text:tab/>(my_key)</text:p>
      <text:p text:style-name="P30"><text:tab/>; </text:p>
      <text:p text:style-name="P27">EXIT;</text:p>
      <text:p text:style-name="P24"/>
      <text:p text:style-name="P25">To insert records into a table:</text:p>
      <text:p text:style-name="P26">DECLARE SCHEMA FILE schema_name;</text:p>
      <text:p text:style-name="P26">SET TRAN READ WRI</text:p>
      <text:p text:style-name="P26"><text:s text:c="8"/>RESERVING mytable01 FOR SHARED WRITE;</text:p>
      <text:p text:style-name="P27">INSERT INTO mytable01 VALUES (“abc123”,”aaa”,1,current_timestamp);</text:p>
      <text:p text:style-name="P26">commi;</text:p>
      <text:p text:style-name="P28">EXIT;</text:p>
      <text:p text:style-name="P13"/>
      <text:p text:style-name="P13"/>
      <text:p text:style-name="P13"/>
      <text:p text:style-name="P48">Return statuses in SQLCODE</text:p>
      <text:p text:style-name="P48"/>
      <table:table table:name="Table1" table:style-name="Table1">
        <table:table-column table:style-name="Table1.A"/>
        <table:table-column table:style-name="Table1.B"/>
        <table:table-header-rows>
          <table:table-row table:style-name="TableLine1430158238368">
            <table:table-cell table:style-name="Table1.A1" office:value-type="string">
              <text:p text:style-name="P124">SQLCODE</text:p>
            </table:table-cell>
            <table:table-cell table:style-name="Table1.B1" office:value-type="string">
              <text:p text:style-name="P124">meaning</text:p>
            </table:table-cell>
          </table:table-row>
        </table:table-header-rows>
        <table:table-row table:style-name="TableLine1430158238368">
          <table:table-cell table:style-name="Table1.A2" office:value-type="string">
            <text:p text:style-name="P121">0</text:p>
          </table:table-cell>
          <table:table-cell table:style-name="Table1.B2" office:value-type="string">
            <text:p text:style-name="P121">SQL_SUCCESS</text:p>
          </table:table-cell>
        </table:table-row>
        <table:table-row table:style-name="TableLine1430158238368">
          <table:table-cell table:style-name="Table1.A2" office:value-type="string">
            <text:p text:style-name="P121">100</text:p>
          </table:table-cell>
          <table:table-cell table:style-name="Table1.B2" office:value-type="string">
            <text:p text:style-name="P121">SQL_NOT_FOUND</text:p>
          </table:table-cell>
        </table:table-row>
        <table:table-row table:style-name="TableLine1430158238368">
          <table:table-cell table:style-name="Table1.A2" office:value-type="string">
            <text:p text:style-name="Table_20_Contents">-<text:span text:style-name="T15">803</text:span></text:p>
          </table:table-cell>
          <table:table-cell table:style-name="Table1.B2" office:value-type="string">
            <text:p text:style-name="P122"><text:span text:style-name="T16">SQL_</text:span>DUPLICATE_<text:span text:style-name="T16">IDX</text:span></text:p>
          </table:table-cell>
        </table:table-row>
        <table:table-row table:style-name="TableLine1430158238368">
          <table:table-cell table:style-name="Table1.A2" office:value-type="string">
            <text:p text:style-name="Table_20_Contents">-<text:span text:style-name="T15">1003</text:span></text:p>
          </table:table-cell>
          <table:table-cell table:style-name="Table1.B2" office:value-type="string">
            <text:p text:style-name="P123"><text:span text:style-name="T16">SQL_</text:span>LOCKED<text:span text:style-name="T16">_</text:span>RECORD</text:p>
          </table:table-cell>
        </table:table-row>
      </table:table>
      <text:p text:style-name="P48"/>
      <text:p text:style-name="P48"/>
      <text:p text:style-name="P48"/>
      <text:p text:style-name="P48"/>
      <text:p text:style-name="P93">Oracle PL/SQL</text:p>
      <text:p text:style-name="P92"/>
      <text:p text:style-name="P92">PL /SQL means “Pro<text:span text:style-name="T24">cedu</text:span>r<text:span text:style-name="T24">al</text:span> Language extension<text:span text:style-name="T25">s</text:span> to SQL”</text:p>
      <text:p text:style-name="P92"/>
      <text:p text:style-name="P94">PL/SQL is not portable. It can only run in an Oracle database.</text:p>
      <text:p text:style-name="P94"/>
      <text:p text:style-name="P95">PL/SQL can be coded in “SQL Developer Tools”. It can also be compiled there.</text:p>
      <text:p text:style-name="P119">Nte that SQL Developer appears to run under windows so must be connected to the openVMS serrver using un &amp; pw.</text:p>
      <text:p text:style-name="P95"/>
      <text:p text:style-name="P95"/>
      <text:p text:style-name="P96">PL/SQL is block structured and each block has three sections:</text:p>
      <text:p text:style-name="P96">Declaration</text:p>
      <text:p text:style-name="P96">Executable</text:p>
      <text:p text:style-name="P96">Exception-handling</text:p>
      <text:p text:style-name="P96"/>
      <text:p text:style-name="P97">A block may have a name. Functions and procedures are examples of named blocks. They are stored in the database.</text:p>
      <text:p text:style-name="P97"/>
      <text:p text:style-name="P97">A block without a name is an anon<text:span text:style-name="T35">y</text:span>mous block. <text:span text:style-name="T26">It is not stored so is for one use only.</text:span></text:p>
      <text:p text:style-name="P97"/>
      <text:p text:style-name="P98">The Declaration section is for declaring variables, allocating memory for cursors, and definin g data types.</text:p>
      <text:p text:style-name="P98"/>
      <text:p text:style-name="P98">The Executable section can contain only a NULL statement so does nothing.</text:p>
      <text:p text:style-name="P98"/>
      <text:p text:style-name="P98">The Exception-handling section is for catching and handling exceptions.</text:p>
      <text:p text:style-name="P98"/>
      <text:p text:style-name="P98">Blocks can be nested within blocks.</text:p>
      <text:p text:style-name="P98"/>
      <text:p text:style-name="P99"><text:span text:style-name="T28">Example of </text:span>a simple block:</text:p>
      <text:p text:style-name="P62">BEGIN</text:p>
      <text:p text:style-name="P65"><text:span text:style-name="T23"><text:s text:c="4"/>dbms_output.put_line( “</text:span><text:span text:style-name="T27">Hi Wo</text:span><text:span text:style-name="T23">rl</text:span><text:span text:style-name="T27">d</text:span><text:span text:style-name="T23">” </text:span><text:span text:style-name="T27">);</text:span></text:p>
      <text:p text:style-name="P56">E<text:span text:style-name="T20">ND;</text:span></text:p>
      <text:p text:style-name="P56"/>
      <text:p text:style-name="P100">Run as follows:</text:p>
      <text:p text:style-name="P69">$SQL</text:p>
      <text:p text:style-name="P69">SQL&gt; SET SERVEROUTPUT ON;</text:p>
      <text:p text:style-name="P69">SQL&gt;<text:span text:style-name="T20">BEGIN</text:span></text:p>
      <text:p text:style-name="P66"><text:span text:style-name="T23"><text:s text:c="15"/>dbms_output.put_line( “</text:span><text:span text:style-name="T27">Hi Wo</text:span><text:span text:style-name="T23">rl</text:span><text:span text:style-name="T27">d</text:span><text:span text:style-name="T23">” </text:span><text:span text:style-name="T27">);</text:span></text:p>
      <text:p text:style-name="P57"><text:s text:c="10"/>E<text:span text:style-name="T20">ND;</text:span></text:p>
      <text:p text:style-name="P57"><text:s text:c="9"/>/</text:p>
      <text:p text:style-name="P57"/>
      <text:p text:style-name="P101">Note that the / executes the code. <text:span text:style-name="T29">It can be entered repeatedly to save having to retype the code.</text:span></text:p>
      <text:p text:style-name="P101"/>
      <text:p text:style-name="P102">Type the folowing to edit and rerun the code:</text:p>
      <text:p text:style-name="P102"><text:span text:style-name="T9">SQL&gt; edit</text:span> <text:s text:c="7"/>!edit the file</text:p>
      <text:p text:style-name="P102"><text:span text:style-name="T9">SQL&gt; </text:span>/</text:p>
      <text:p text:style-name="P101"/>
      <text:p text:style-name="P101"/>
      <text:p text:style-name="P101"><text:soft-page-break/></text:p>
      <text:p text:style-name="P103">Another example:</text:p>
      <text:p text:style-name="P103"><text:s text:c="3"/><text:span text:style-name="T9">DECLARE</text:span></text:p>
      <text:p text:style-name="P72"><text:s text:c="8"/>l_msg CHAR(12) :=”Hi There”;</text:p>
      <text:p text:style-name="P70"><text:span text:style-name="T20"><text:s text:c="3"/>BEGIN</text:span></text:p>
      <text:p text:style-name="P67"><text:span text:style-name="T23"><text:s text:c="15"/>dbms_output.put_line( </text:span><text:span text:style-name="T30">l_msg );</text:span></text:p>
      <text:p text:style-name="P58"><text:s text:c="3"/>E<text:span text:style-name="T20">ND;</text:span></text:p>
      <text:p text:style-name="P58"/>
      <text:p text:style-name="P74">Variables can be anchored to a type based on a table field:</text:p>
      <text:p text:style-name="P74"/>
      <text:p text:style-name="P104"><text:span text:style-name="T9">DECLARE</text:span></text:p>
      <text:p text:style-name="P73"><text:s text:c="8"/>l_msg <text:s text:c="3"/><text:span text:style-name="T31">customers.msg%TYPE </text:span>:=<text:span text:style-name="T31"> </text:span>”Hi There”;</text:p>
      <text:p text:style-name="P71"><text:span text:style-name="T20"><text:s text:c="3"/>BEGIN</text:span></text:p>
      <text:p text:style-name="P71"><text:s text:c="8"/><text:span text:style-name="T31">SELECT msg</text:span></text:p>
      <text:p text:style-name="P71"><text:s text:c="15"/><text:span text:style-name="T31">INTO l_msg</text:span></text:p>
      <text:p text:style-name="P71"><text:s text:c="15"/><text:span text:style-name="T31">FROM customers</text:span></text:p>
      <text:p text:style-name="P71"><text:s text:c="12"/><text:span text:style-name="T31">WHERE cust_id = 1</text:span></text:p>
      <text:p text:style-name="P71"><text:tab/>;</text:p>
      <text:p text:style-name="P68"><text:span text:style-name="T23"><text:s text:c="15"/>dbms_output.put_line( “</text:span><text:span text:style-name="T32">cust says” || “|” || </text:span><text:span text:style-name="T30">l_msg );</text:span></text:p>
      <text:p text:style-name="P59"><text:s text:c="3"/>E<text:span text:style-name="T20">ND;</text:span></text:p>
      <text:p text:style-name="P59"/>
      <text:p text:style-name="P105">Note that variables can also be anchored to one another:</text:p>
      <text:p text:style-name="P75"><text:s text:c="2"/>l_funny_msg <text:s text:c="2"/>l_msg%TYPE</text:p>
      <text:p text:style-name="P75"/>
      <text:p text:style-name="P112">Also an anchor may apply to an entire table. Eg:</text:p>
      <text:p text:style-name="P82">r_customer <text:s text:c="3"/>customers%ROWTYPE;</text:p>
      <text:p text:style-name="P82">…</text:p>
      <text:p text:style-name="P82">SELECT * FROM customers INTO r_customer;</text:p>
      <text:p text:style-name="P75"/>
      <text:p text:style-name="P83">An anchor may be anchored to a cursor name. Eg:</text:p>
      <text:p text:style-name="P83">DECLARE</text:p>
      <text:p text:style-name="P83"><text:s text:c="4"/>CURSOR c_name IS</text:p>
      <text:p text:style-name="P83"><text:s text:c="7"/>SELECT first_nm, sur_name</text:p>
      <text:p text:style-name="P83"><text:s text:c="13"/>FROM customers;</text:p>
      <text:p text:style-name="P83"><text:s text:c="4"/>r_name <text:s text:c="2"/>c_name%ROWTYPE</text:p>
      <text:p text:style-name="P75"/>
      <text:p text:style-name="P75"/>
      <text:p text:style-name="P106">Note that comments can be:</text:p>
      <text:p text:style-name="P76">-- single line comments</text:p>
      <text:p text:style-name="P76">/* multiple line</text:p>
      <text:p text:style-name="P76"><text:s text:c="3"/>comment */</text:p>
      <text:p text:style-name="P76"/>
      <text:p text:style-name="P107">Constants:</text:p>
      <text:p text:style-name="P77">DECLARE</text:p>
      <text:p text:style-name="P77"><text:s text:c="5"/>my_const CONSTANT NUMBER := 42;</text:p>
      <text:p text:style-name="P77"/>
      <text:p text:style-name="P107">Control:</text:p>
      <text:p text:style-name="P107">PLSQL also has IF <text:s text:c="3"/>ELSE <text:s text:c="3"/>ELSEIF <text:s text:c="3"/>CASE <text:s text:c="3"/>GOTO <text:s text:c="3"/><text:span text:style-name="T33">LOOP</text:span></text:p>
      <text:p text:style-name="P107"/>
      <text:p text:style-name="P109">Also:</text:p>
      <text:p text:style-name="P109"><text:soft-page-break/>EXIT WHEN condition</text:p>
      <text:p text:style-name="P107"/>
      <text:p text:style-name="P108">GOTO targets a label, indicated by &lt;&lt;lbl&gt;&gt;</text:p>
      <text:p text:style-name="P108">eg:</text:p>
      <text:p text:style-name="P108"/>
      <text:p text:style-name="P78">BEGIN</text:p>
      <text:p text:style-name="P78">GOTO lbl1;</text:p>
      <text:p text:style-name="P78">..</text:p>
      <text:p text:style-name="P78">..</text:p>
      <text:p text:style-name="P78">&lt;&lt;lbl1&gt;&gt;</text:p>
      <text:p text:style-name="P78">..</text:p>
      <text:p text:style-name="P78">,,</text:p>
      <text:p text:style-name="P78"/>
      <text:p text:style-name="P78"/>
      <text:p text:style-name="P110">FOR loop</text:p>
      <text:p text:style-name="P79"/>
      <text:p text:style-name="P79">FOR l_idx IN 1..100</text:p>
      <text:p text:style-name="P79">LOOP</text:p>
      <text:p text:style-name="P79"><text:s text:c="6"/>…...</text:p>
      <text:p text:style-name="P60">E<text:span text:style-name="T20">ND </text:span><text:span text:style-name="T34">LOOP</text:span><text:span text:style-name="T20">;</text:span></text:p>
      <text:p text:style-name="P60">E<text:span text:style-name="T20">ND;</text:span></text:p>
      <text:p text:style-name="P60"/>
      <text:p text:style-name="P111">WHILE loop</text:p>
      <text:p text:style-name="P80"/>
      <text:p text:style-name="P80">WHILE condition</text:p>
      <text:p text:style-name="P80">LOOP</text:p>
      <text:p text:style-name="P80">…</text:p>
      <text:p text:style-name="P80"/>
      <text:p text:style-name="P113">Also CONTINUE WHEN</text:p>
      <text:p text:style-name="P80"/>
      <text:p text:style-name="P81"/>
      <text:p text:style-name="P84">Custom records can also be constructed:</text:p>
      <text:p text:style-name="P84"/>
      <text:p text:style-name="P84">DECLARE</text:p>
      <text:p text:style-name="P84">TYPE rt_cust</text:p>
      <text:p text:style-name="P84">IS RECORD</text:p>
      <text:p text:style-name="P84"><text:s text:c="4"/>(cust_name <text:s text:c="2"/>customers.name%TYPE</text:p>
      <text:p text:style-name="P85"><text:s text:c="5"/>a_flag <text:s text:c="9"/>CHAR(1)</text:p>
      <text:p text:style-name="P85"><text:s text:c="4"/>);</text:p>
      <text:p text:style-name="P84"><text:s text:c="4"/>r_cust <text:s/>rt_cust;</text:p>
      <text:p text:style-name="P84"/>
      <text:p text:style-name="P84"/>
      <text:p text:style-name="P114">Fetches</text:p>
      <text:p text:style-name="P86"/>
      <text:p text:style-name="P86">FETCH csr INTO r_stuff;</text:p>
      <text:p text:style-name="P86">EXIT WHEN csr%NOTFOUND;</text:p>
      <text:p text:style-name="P86"/>
      <text:p text:style-name="P115">or more elegantly:</text:p>
      <text:p text:style-name="P87"/>
      <text:p text:style-name="P87">FOR record IN csr_Name</text:p>
      <text:p text:style-name="P87">LOOP</text:p>
      <text:p text:style-name="P87"><text:s text:c="4"/>process stuff;</text:p>
      <text:p text:style-name="P87"><text:span text:style-name="T36">E</text:span><text:span text:style-name="T20">ND </text:span>LOOP;</text:p>
      <text:p text:style-name="P87"/>
      <text:p text:style-name="P116">or <text:span text:style-name="T37">even </text:span>more elegantly:</text:p>
      <text:p text:style-name="P88"/>
      <text:p text:style-name="P88">FOR record IN <text:span text:style-name="T37">(select statement)</text:span></text:p>
      <text:p text:style-name="P88">LOOP</text:p>
      <text:p text:style-name="P88"><text:s text:c="4"/>process stuff;</text:p>
      <text:p text:style-name="P88"><text:span text:style-name="T36">E</text:span><text:span text:style-name="T20">ND </text:span>LOOP;</text:p>
      <text:p text:style-name="P88"/>
      <text:p text:style-name="P88"/>
      <text:p text:style-name="P14"/>
      <text:p text:style-name="P7">DCL commands</text:p>
      <text:p text:style-name="P15"><text:span text:style-name="T2">$</text:span>SET proc/PRIV=ALL</text:p>
      <text:p text:style-name="Standard"><text:span text:style-name="T2">$</text:span>RMU/SHO STAT petrolink_rdb</text:p>
      <text:p text:style-name="Standard"/>
      <text:p text:style-name="P13"/>
      <text:p text:style-name="P25">Considerations for X86 architecture</text:p>
      <text:p text:style-name="P25"/>
      <text:p text:style-name="P25">The SQL for this hardware is called Mimer SQL.</text:p>
      <text:p text:style-name="P25"/>
      <text:p text:style-name="P25"/>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6ad2" officeooo:paragraph-rsid="00196a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s/><text:page-number text:select-page="current">11</text:page-number><text:s/>of <text:page-count>11</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5-04T21:42:58.307000000</dc:date>
    <meta:editing-duration>PT3H32M21S</meta:editing-duration>
    <meta:editing-cycles>93</meta:editing-cycles>
    <meta:generator>LibreOffice/7.3.2.2$Windows_X86_64 LibreOffice_project/49f2b1bff42cfccbd8f788c8dc32c1c309559be0</meta:generator>
    <meta:document-statistic meta:table-count="1" meta:image-count="0" meta:object-count="0" meta:page-count="11" meta:paragraph-count="247" meta:word-count="964" meta:character-count="6387" meta:non-whitespace-character-count="5268"/>
  </office:meta>
</office:document-meta>
</file>